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" style:font-family-generic="modern" style:font-pitch="fixed"/>
    <style:font-face style:name="Helvetica2" svg:font-family="Helvetica" style:font-family-generic="modern" style:font-pitch="fixed"/>
    <style:font-face style:name="Times" svg:font-family="Times" style:font-family-generic="roman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omework#6</text:p>
      <text:p text:style-name="Preformatted_20_Text">Jingye Liu</text:p>
      <text:p text:style-name="Preformatted_20_Text">Recitation number 003</text:p>
      <text:p text:style-name="Preformatted_20_Text"/>
      <text:p text:style-name="Preformatted_20_Text">Q1</text:p>
      <text:p text:style-name="Preformatted_20_Text">It will output the value of array1[array2.length-1],1275.0,because array2=array1 point the <text:s/>array2 to the address of array1.</text:p>
      <text:p text:style-name="Preformatted_20_Text"/>
      <text:p text:style-name="Preformatted_20_Text"/>
      <text:p text:style-name="Preformatted_20_Text"/>
      <text:p text:style-name="Preformatted_20_Text">public class hw61{</text:p>
      <text:p text:style-name="Preformatted_20_Text"/>
      <text:p text:style-name="Preformatted_20_Text">public static void main (String args[]){</text:p>
      <text:p text:style-name="Preformatted_20_Text">double [] array1 =new double [50];</text:p>
      <text:p text:style-name="Preformatted_20_Text">double [] array2 =new double [50];</text:p>
      <text:p text:style-name="Preformatted_20_Text">for (int i=0;i&lt;array1.length;i++){</text:p>
      <text:p text:style-name="Preformatted_20_Text">array1[i]=i+1;</text:p>
      <text:p text:style-name="Preformatted_20_Text">array2[i]=array2.length-i;</text:p>
      <text:p text:style-name="Preformatted_20_Text"/>
      <text:p text:style-name="Preformatted_20_Text">}</text:p>
      <text:p text:style-name="Preformatted_20_Text">array2=array1;</text:p>
      <text:p text:style-name="Preformatted_20_Text">for (int i=1;i&lt;array1.length;i++){</text:p>
      <text:p text:style-name="Preformatted_20_Text">array1[i]=array1[i-1]+array1[i];</text:p>
      <text:p text:style-name="Preformatted_20_Text"/>
      <text:p text:style-name="Preformatted_20_Text">}</text:p>
      <text:p text:style-name="Preformatted_20_Text">System.out.println(array2[array2.length-1]);</text:p>
      <text:p text:style-name="Preformatted_20_Text">System.out.println(array1[array2.length-1]);</text:p>
      <text:p text:style-name="Preformatted_20_Text">}</text:p>
      <text:p text:style-name="Preformatted_20_Text">}</text:p>
      <text:p text:style-name="Preformatted_20_Text"/>
      <text:p text:style-name="Preformatted_20_Text">Outputs are 1275.0 and 1275.0</text:p>
      <text:p text:style-name="Preformatted_20_Text"/>
      <text:p text:style-name="Preformatted_20_Text">Q2</text:p>
      <text:p text:style-name="Preformatted_20_Text">public class hw62{</text:p>
      <text:p text:style-name="Preformatted_20_Text"/>
      <text:p text:style-name="Preformatted_20_Text">public static void main (String args[]){</text:p>
      <text:p text:style-name="Preformatted_20_Text">String[] array =new String[100];</text:p>
      <text:p text:style-name="Preformatted_20_Text">System.out.println(array[99].charAt(0)+" is the first letter of the last String.");</text:p>
      <text:p text:style-name="Preformatted_20_Text">}</text:p>
      <text:p text:style-name="Preformatted_20_Text">}</text:p>
      <text:p text:style-name="Preformatted_20_Text"/>
      <text:p text:style-name="Preformatted_20_Text">Runtime error. The program will throw the nullpointerexception, because there is no ponter to value in the array[] address.</text:p>
      <text:p text:style-name="Preformatted_20_Text"/>
      <text:p text:style-name="Preformatted_20_Text">Q3</text:p>
      <text:p text:style-name="Preformatted_20_Text">import java.util.*;</text:p>
      <text:p text:style-name="Preformatted_20_Text"/>
      <text:p text:style-name="Preformatted_20_Text">public class hw63{</text:p>
      <text:p text:style-name="Preformatted_20_Text"/>
      <text:p text:style-name="Preformatted_20_Text">public static void main (String args[]){</text:p>
      <text:p text:style-name="Preformatted_20_Text"/>
      <text:p text:style-name="Preformatted_20_Text">Scanner s = new Scanner(System.in);</text:p>
      <text:p text:style-name="Preformatted_20_Text">System.out.print("Enter int n:" );</text:p>
      <text:p text:style-name="Preformatted_20_Text">int n= s.nextInt();</text:p>
      <text:p text:style-name="Preformatted_20_Text"/>
      <text:p text:style-name="Preformatted_20_Text"/>
      <text:p text:style-name="Preformatted_20_Text"/>
      <text:p text:style-name="Preformatted_20_Text">int[] A=new int[n];</text:p>
      <text:p text:style-name="Preformatted_20_Text">Random g= new Random();</text:p>
      <text:p text:style-name="Preformatted_20_Text">for (int i=0;i&lt;n;i++){</text:p>
      <text:p text:style-name="Preformatted_20_Text"><text:soft-page-break/>A[i]=g.nextInt(100);</text:p>
      <text:p text:style-name="Preformatted_20_Text">}</text:p>
      <text:p text:style-name="Preformatted_20_Text"/>
      <text:p text:style-name="Preformatted_20_Text">int[] hist= new int[10];</text:p>
      <text:p text:style-name="Preformatted_20_Text">for (int i=0;i&lt;10;i++){</text:p>
      <text:p text:style-name="Preformatted_20_Text">hist[i]=0;</text:p>
      <text:p text:style-name="Preformatted_20_Text">}</text:p>
      <text:p text:style-name="Preformatted_20_Text"/>
      <text:p text:style-name="Preformatted_20_Text">for (int i=0;i&lt;A.length;i++){</text:p>
      <text:p text:style-name="Preformatted_20_Text">int r= A[i]/10;</text:p>
      <text:p text:style-name="Preformatted_20_Text"/>
      <text:p text:style-name="Preformatted_20_Text"/>
      <text:p text:style-name="Preformatted_20_Text">switch(r){</text:p>
      <text:p text:style-name="Preformatted_20_Text">case 0: hist[0]++ ; break;</text:p>
      <text:p text:style-name="Preformatted_20_Text">case 1: hist[1]++ ; break;</text:p>
      <text:p text:style-name="Preformatted_20_Text">case 2: hist[2]++ ; break;</text:p>
      <text:p text:style-name="Preformatted_20_Text">case 3: hist[3]++ ; break;</text:p>
      <text:p text:style-name="Preformatted_20_Text">case 4: hist[4]++ ; break;</text:p>
      <text:p text:style-name="Preformatted_20_Text">case 5: hist[5]++ ; break;</text:p>
      <text:p text:style-name="Preformatted_20_Text">case 6: hist[6]++ ; break;</text:p>
      <text:p text:style-name="Preformatted_20_Text">case 7: hist[7]++ ; break;</text:p>
      <text:p text:style-name="Preformatted_20_Text">case 8: hist[8]++ ; break;</text:p>
      <text:p text:style-name="Preformatted_20_Text">case 9: hist[9]++ ; break;</text:p>
      <text:p text:style-name="Preformatted_20_Text"/>
      <text:p text:style-name="Preformatted_20_Text"/>
      <text:p text:style-name="Preformatted_20_Text">}</text:p>
      <text:p text:style-name="Preformatted_20_Text">}</text:p>
      <text:p text:style-name="Preformatted_20_Text"/>
      <text:p text:style-name="Preformatted_20_Text">for (int i=0;i&lt;hist.length;i++){</text:p>
      <text:p text:style-name="Preformatted_20_Text">if(hist[i]==0){}</text:p>
      <text:p text:style-name="Preformatted_20_Text">else{System.out.println("hist["+i+"]="+hist[i]+"; ");}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}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 style:font-family-generic="modern" style:font-pitch="fixed"/>
    <style:font-face style:name="Helvetica2" svg:font-family="Helvetica" style:font-family-generic="modern" style:font-pitch="fixed"/>
    <style:font-face style:name="Times" svg:font-family="Times" style:font-family-generic="roman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font-name-asian="Helvetica1" style:font-size-asian="10.5pt" style:language-asian="zh" style:country-asian="CN" style:font-name-complex="Helvetic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Helvetica1" style:font-size-asian="14pt" style:font-name-complex="Helvetic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" fo:font-size="10pt" style:font-name-asian="Helvetica2" style:font-size-asian="10pt" style:font-name-complex="Courier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0T14:29:21</dc:date>
    <dc:creator>Jingye Liu</dc:creator>
    <meta:generator>LibreOffice/3.3$Unix LibreOffice_project/330m19$Build-401</meta:generator>
    <meta:editing-duration>PT2H9M20S</meta:editing-duration>
    <meta:editing-cycles>5</meta:editing-cycles>
    <meta:document-statistic meta:table-count="0" meta:image-count="0" meta:object-count="0" meta:page-count="2" meta:paragraph-count="67" meta:word-count="222" meta:character-count="1599"/>
  </office:meta>
</office:document-meta>
</file>